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5">
      <style:graphic-properties draw:fill="none" draw:stroke="non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1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83" draw:master-page-name="Master1-Layout2-obj-Title-and-Content" presentation:presentation-page-layout-name="Master1-PPL2" draw:id="Slide-257">
        <draw:frame draw:id="id65" presentation:style-name="a384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6" presentation:style-name="a385" draw:name="Content Placeholder 4" svg:x="0.96795in" svg:y="2.5527in" svg:width="11.39742in" svg:height="3.64634in" style:rel-width="scale" style:rel-height="scale" presentation:class="graphic" presentation:placeholder="false">
          <draw:image xlink:href="media/image1.png" xlink:type="simple" xlink:show="embed" xlink:actuate="onLoad"/>
          <svg:title/>
          <svg:desc>A screenshot of a computer

AI-generated content may be incorrect.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Bas van den Berg</meta:initial-creator>
    <dc:creator>Bas van den Berg</dc:creator>
    <meta:creation-date>2025-12-10T14:20:16Z</meta:creation-date>
    <dc:date>2025-12-10T14:23:28Z</dc:date>
    <meta:editing-cycles>1</meta:editing-cycles>
    <meta:editing-duration>PT192S</meta:editing-duration>
    <meta:document-statistic meta:paragraph-count="0" meta:word-count="0"/>
  </office:meta>
</office:document-meta>
</file>